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3" style:family="paragraph" style:parent-style-name="Standard">
      <style:paragraph-properties fo:text-align="justify" style:justify-single-word="false" style:text-autospace="none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Courier New" fo:font-size="10pt" fo:language="en" fo:country="US" style:font-size-asian="10pt" style:font-name-complex="Courier New" style:font-size-complex="10pt"/>
    </style:style>
    <style:style style:name="P5" style:family="paragraph" style:parent-style-name="Standard">
      <style:paragraph-properties fo:text-align="justify" style:justify-single-word="false" style:text-autospace="none"/>
      <style:text-properties fo:language="en" fo:country="US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Courier New1" fo:font-size="10pt" fo:language="en" fo:country="US" style:font-size-asian="10pt" style:font-size-complex="10pt"/>
    </style:style>
    <style:style style:name="P7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left="0cm" fo:margin-right="0cm" fo:margin-top="0.212cm" fo:margin-bottom="0.423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left="0cm" fo:margin-right="0cm" fo:margin-top="0.212cm" fo:margin-bottom="0.423cm" fo:text-indent="0.951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fo:margin-top="0.212cm" fo:margin-bottom="0.423cm">
        <style:tab-stops>
          <style:tab-stop style:position="2.223cm"/>
        </style:tab-stops>
      </style:paragraph-properties>
    </style:style>
    <style:style style:name="P11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</style:style>
    <style:style style:name="P12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</style:style>
    <style:style style:name="P15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Courier New1" fo:font-size="10pt" style:font-size-asian="10pt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Обычный_20__28_веб_29_">
      <style:paragraph-properties fo:margin-top="0cm" fo:margin-bottom="0cm" fo:text-align="center" style:justify-single-word="false"/>
      <style:text-properties fo:text-transform="uppercase"/>
    </style:style>
    <style:style style:name="T1" style:family="text">
      <style:text-properties fo:text-transform="uppercase" style:font-size-complex="14pt"/>
    </style:style>
    <style:style style:name="T2" style:family="text">
      <style:text-properties fo:language="en" fo:country="US"/>
    </style:style>
    <style:style style:name="T3" style:family="text">
      <style:text-properties style:font-name-asian="Courier New"/>
    </style:style>
    <style:style style:name="T4" style:family="text">
      <style:text-properties style:font-name="Courier New" fo:font-size="10pt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T7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Министерство образования и науки РОССИЙСКОЙ ФЕДЕРАЦИИ</text:span></text:p>
      <text:p text:style-name="P1"><text:span text:style-name="T1">ФЕДЕРАЛЬНОЕ ГОСУДАРСТВЕННОЕ БЮДЖЕТНОЕ ОБРАЗОВАТЕЛЬНОЕ УЧРЕЖДЕНИЕ</text:span>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7">КАФЕДРА ПРИКЛАДНОЙ МАТЕМАТИКИ И ИНФОРМАТИКИ</text:p>
      <text:p text:style-name="P8"/>
      <text:p text:style-name="P9"/>
      <text:p text:style-name="P10"/>
      <text:p text:style-name="P10"/>
      <text:p text:style-name="P10"/>
      <text:p text:style-name="P8"/>
      <text:p text:style-name="P8"/>
      <text:p text:style-name="P11">ОТЧЕТ ПО ДИСЦИПЛИНЕ «Практикум на ЭВМ»</text:p>
      <text:p text:style-name="P11">ПО ЛАБОРАТОРНОЙ РАБОТЕ №<text:span text:style-name="T2">4</text:span></text:p>
      <text:p text:style-name="P11"/>
      <text:p text:style-name="P11"/>
      <text:p text:style-name="P8"/>
      <text:p text:style-name="P10"/>
      <text:p text:style-name="P10"/>
      <text:p text:style-name="P8"/>
      <text:p text:style-name="P12">Выполнил студент группы ПМ-31__________________________Кислицын И.К.</text:p>
      <text:p text:style-name="P12">Проверил преподаватель кафедры ПМиИ _____________________ Белиц А.Б.</text:p>
      <text:p text:style-name="P7"/>
      <text:p text:style-name="P8"/>
      <text:p text:style-name="P8"/>
      <text:p text:style-name="P8"/>
      <text:p text:style-name="P8"><text:line-break/></text:p>
      <text:p text:style-name="P8"/>
      <text:p text:style-name="P10"/>
      <text:p text:style-name="P11"/>
      <text:p text:style-name="P11"><text:s/></text:p>
      <text:p text:style-name="P1">Киров 2012</text:p>
      <text:p text:style-name="P13"><text:soft-page-break/>1. Задание</text:p>
      <text:p text:style-name="P14">1)Дано n показаний часов. Найти такое показание часов, что суммарное расстояние от них до каждого из заданных минимально.</text:p>
      <text:p text:style-name="P14">2)Даны n монет, требуется определить, можно ли с помощью их выдать сумму S, использую не более двух монеток.</text:p>
      <text:p text:style-name="P14">3) Дана последовательность чисел. Найти минимальный период циклической подпоследовательности, из которой она состоит.</text:p>
      <text:p text:style-name="P14"/>
      <text:p text:style-name="P14">2. Фрагменты листинга</text:p>
      <text:p text:style-name="P14">Задача 1.</text:p>
      <text:p text:style-name="P3"><text:span text:style-name="T5">#define</text:span><text:span text:style-name="T6"> </text:span><text:span text:style-name="T5">rep(i,k,n)</text:span><text:span text:style-name="T6"> </text:span><text:span text:style-name="T5">for(int</text:span><text:span text:style-name="T6"> </text:span><text:span text:style-name="T5">(i)</text:span><text:span text:style-name="T6"> </text:span><text:span text:style-name="T5">=</text:span><text:span text:style-name="T6"> </text:span><text:span text:style-name="T5">(k);</text:span><text:span text:style-name="T6"> </text:span><text:span text:style-name="T5">(i)</text:span><text:span text:style-name="T6"> </text:span><text:span text:style-name="T5">&lt;</text:span><text:span text:style-name="T6"> </text:span><text:span text:style-name="T5">(n);</text:span><text:span text:style-name="T6"> </text:span><text:span text:style-name="T5">(i)++)</text:span></text:p>
      <text:p text:style-name="P4"/>
      <text:p text:style-name="P4">int<text:span text:style-name="T3"> </text:span>n,k=0,m;</text:p>
      <text:p text:style-name="P4">vector&lt;int&gt;<text:span text:style-name="T3"> </text:span>vi;</text:p>
      <text:p text:style-name="P4">string<text:span text:style-name="T3"> </text:span>s,g;</text:p>
      <text:p text:style-name="P4">struct<text:span text:style-name="T3"> </text:span>clock{</text:p>
      <text:p text:style-name="P4"><text:tab/>int<text:span text:style-name="T3"> </text:span>h,m,s;</text:p>
      <text:p text:style-name="P4"><text:tab/>}a[100000],t,b[500];</text:p>
      <text:p text:style-name="P4"/>
      <text:p text:style-name="P4">int<text:span text:style-name="T3"> </text:span>calc(int<text:span text:style-name="T3"> </text:span>i,<text:span text:style-name="T3"> </text:span>int<text:span text:style-name="T3"> </text:span>j){<text:tab/>int<text:span text:style-name="T3"> </text:span>k<text:span text:style-name="T3"> </text:span>=<text:span text:style-name="T3"> </text:span>0;<text:tab/>t<text:span text:style-name="T3"> </text:span>=<text:span text:style-name="T3"> </text:span>b[i];</text:p>
      <text:p text:style-name="P3"><text:span text:style-name="T5"><text:tab/>if(t.s</text:span><text:span text:style-name="T6"> </text:span><text:span text:style-name="T5">&lt;=</text:span><text:span text:style-name="T6"> </text:span><text:span text:style-name="T5">a[j].s)</text:span><text:span text:style-name="T6"> </text:span><text:span text:style-name="T5">{k+=a[j].s-t.s;t.s</text:span><text:span text:style-name="T6"> </text:span><text:span text:style-name="T5">=</text:span><text:span text:style-name="T6"> </text:span><text:span text:style-name="T5">a[j].s;}</text:span></text:p>
      <text:p text:style-name="P3"><text:span text:style-name="T5"><text:tab/>else</text:span><text:span text:style-name="T5">{<text:tab/>k+=60+a[j].s-t.s;<text:tab/>t.s</text:span><text:span text:style-name="T6"> </text:span><text:span text:style-name="T5">=</text:span><text:span text:style-name="T6"> </text:span><text:span text:style-name="T5">a[j].s;t.m++;}</text:span></text:p>
      <text:p text:style-name="P4"><text:tab/>if(t.m<text:span text:style-name="T3"> </text:span>&lt;=<text:span text:style-name="T3"> </text:span>a[j].m)<text:tab/>{k+=a[j].m-t.m;t.m<text:span text:style-name="T3"> </text:span>=<text:span text:style-name="T3"> </text:span>a[j].m;}</text:p>
      <text:p text:style-name="P4"><text:tab/>else{<text:tab/>k+=60+a[j].m-t.m;<text:tab/>t.m<text:span text:style-name="T3"> </text:span>=<text:span text:style-name="T3"> </text:span>a[j].m;t.h++;}</text:p>
      <text:p text:style-name="P4"><text:tab/>if(t.h<text:span text:style-name="T3"> </text:span>&lt;=<text:span text:style-name="T3"> </text:span>a[j].h)<text:tab/>{k+=a[j].h-t.h;t.h<text:span text:style-name="T3"> </text:span>=<text:span text:style-name="T3"> </text:span>a[i].h;}</text:p>
      <text:p text:style-name="P4"><text:tab/>else{<text:tab/>k+=24+a[j].h-t.h;<text:tab/>t.h<text:span text:style-name="T3"> </text:span>=<text:span text:style-name="T3"> </text:span>a[i].h;}</text:p>
      <text:p text:style-name="P4"><text:tab/>if(k)<text:tab/>k+=4;<text:tab/>return<text:span text:style-name="T3"> </text:span>k;}</text:p>
      <text:p text:style-name="P4"/>
      <text:p text:style-name="P4">int<text:span text:style-name="T3"> </text:span>main(){<text:tab/>freopen("input.txt","r",<text:span text:style-name="T3"> </text:span>stdin);<text:tab/>freopen("output.txt",<text:span text:style-name="T3"> </text:span>"w",<text:span text:style-name="T3"> </text:span>stdout);</text:p>
      <text:p text:style-name="P4"><text:tab/>cin<text:span text:style-name="T3"> </text:span>&gt;&gt;<text:span text:style-name="T3"> </text:span>n;int<text:span text:style-name="T3"> </text:span>u<text:span text:style-name="T3"> </text:span>=0;k<text:span text:style-name="T3"> </text:span>=<text:span text:style-name="T3"> </text:span>0;s<text:span text:style-name="T3"> </text:span>=<text:span text:style-name="T3"> </text:span>"00:00:00";</text:p>
      <text:p text:style-name="P4"><text:tab/>rep(i,0,n){<text:tab/>cin<text:span text:style-name="T3"> </text:span>&gt;&gt;<text:span text:style-name="T3"> </text:span>g;b[i].h<text:span text:style-name="T3"> </text:span>=<text:span text:style-name="T3"> </text:span>(g[0]-'0')*10<text:span text:style-name="T3"> </text:span>+<text:span text:style-name="T3"> </text:span>g[1]<text:span text:style-name="T3"> </text:span>-<text:span text:style-name="T3"> </text:span>'0';</text:p>
      <text:p text:style-name="P4"><text:tab/>b[i].m<text:span text:style-name="T3"> </text:span>=<text:span text:style-name="T3"> </text:span>(g[3]-'0')*10<text:span text:style-name="T3"> </text:span>+<text:span text:style-name="T3"> </text:span>g[4]<text:span text:style-name="T3"> </text:span>-<text:span text:style-name="T3"> </text:span>'0';b[i].s<text:span text:style-name="T3"> </text:span>=<text:span text:style-name="T3"> </text:span>(g[6]-'0')*10<text:span text:style-name="T3"> </text:span>+<text:span text:style-name="T3"> </text:span>g[7]<text:span text:style-name="T3"> </text:span>-<text:span text:style-name="T3"> </text:span>'0';}</text:p>
      <text:p text:style-name="P4"><text:tab/>rep(i,0,60)<text:tab/>rep(j,0,60)<text:tab/>rep(k,0,24)<text:tab/>{a[u].h<text:span text:style-name="T3"> </text:span>=<text:span text:style-name="T3"> </text:span>k;a[u].m<text:span text:style-name="T3"> </text:span>=<text:span text:style-name="T3"> </text:span>j;<text:tab/>a[u].s<text:span text:style-name="T3"> </text:span>=<text:span text:style-name="T3"> </text:span>i;<text:tab/>u++;}</text:p>
      <text:p text:style-name="P4"><text:tab/>vi<text:span text:style-name="T3"> </text:span>=<text:span text:style-name="T3"> </text:span>vector&lt;int&gt;(u,0);<text:tab/>rep(i,0,u)<text:tab/>rep(j,0,n)vi[i]<text:span text:style-name="T3"> </text:span>+=<text:span text:style-name="T3"> </text:span>calc(j,i);</text:p>
      <text:p text:style-name="P4"><text:tab/>int<text:span text:style-name="T3"> </text:span>min<text:span text:style-name="T3"> </text:span>=<text:span text:style-name="T3"> </text:span>86000;rep(i,0,u)if(vi[i]<text:span text:style-name="T3"> </text:span>&lt;<text:span text:style-name="T3"> </text:span>min)<text:tab/>min<text:span text:style-name="T3"> </text:span>=<text:span text:style-name="T3"> </text:span>vi[i];cout<text:span text:style-name="T3"> </text:span>&lt;&lt;<text:span text:style-name="T3"> </text:span>min;</text:p>
      <text:p text:style-name="P5"><text:span text:style-name="T4"><text:tab/>return</text:span><text:span text:style-name="T7"> </text:span><text:span text:style-name="T4">0;</text:span>}</text:p>
      <text:p text:style-name="P5"><text:tab/>Задача 2.</text:p>
      <text:p text:style-name="P6"/>
      <text:p text:style-name="P6">#define rep(i,k,n) for(int (i) = (k); (i) &lt; (n); (i)++)</text:p>
      <text:p text:style-name="P6">#define rrep(i,k,n) for(int (i) = (k); (i) &gt;= (n); (i)--)</text:p>
      <text:p text:style-name="P6">int n,k=0,m;</text:p>
      <text:p text:style-name="P6">vector&lt;int&gt; v, co, temp;</text:p>
      <text:p text:style-name="P6">vector&lt;vector&lt;int&gt;&gt; vvi;</text:p>
      <text:p text:style-name="P6">string s,g;</text:p>
      <text:p text:style-name="P6">int foo(){int k = 0;rep(i,0,n)k+=co[i]*v[i];return k;}</text:p>
      <text:p text:style-name="P6"/>
      <text:p text:style-name="P6">void add(int s){</text:p>
      <text:p text:style-name="P6"><text:tab/>rep(i,0,n)<text:tab/>if(co[i] == 2){vvi[s].push_back(v[i]);vvi[s].push_back(v[i]);}</text:p>
      <text:p text:style-name="P6"><text:tab/><text:tab/><text:tab/>else if(co[i] == 1)vvi[s].push_back(v[i]);}</text:p>
      <text:p text:style-name="P6"/>
      <text:p text:style-name="P6">void out(int m){<text:tab/>int n = vvi[m].size();cout &lt;&lt; n &lt;&lt; "\n";<text:tab/></text:p>
      <text:p text:style-name="P6"><text:tab/>rep(i,0,n)<text:tab/>cout &lt;&lt; vvi[m][i] &lt;&lt; " ";}</text:p>
      <text:p text:style-name="P6"/>
      <text:p text:style-name="P6">int pl(){int s = co.size();rrep(i,s-1,0){if(co[i]==2){if(i)co[i]=0;elsereturn 1;}</text:p>
      <text:p text:style-name="P6"><text:tab/>else{<text:tab/>co[i]++;<text:tab/>return 0;<text:tab/>}<text:tab/>}<text:tab/>}</text:p>
      <text:p text:style-name="P6"/>
      <text:p text:style-name="P6">int main(){<text:tab/>freopen("input.txt","r", stdin);<text:tab/>freopen("output.txt", "w", stdout);</text:p>
      <text:p text:style-name="P6"><text:tab/>cin &gt;&gt; m &gt;&gt; n;int min = m+1;co = vector&lt;int&gt;(n,0);v = vector&lt;int&gt;(n,0);</text:p>
      <text:p text:style-name="P6"><text:tab/>temp = vector&lt;int&gt;(0);rep(i,0,n)<text:tab/>cin &gt;&gt; v[i];</text:p>
      <text:p text:style-name="P6"><text:tab/>int i = n-1;rep(i,0,n)k+=2*v[i];</text:p>
      <text:p text:style-name="P6"><text:tab/>if(k &lt; m)<text:tab/>{<text:tab/>cout &lt;&lt; "-1";<text:tab/>return 0;<text:tab/>}</text:p>
      <text:p text:style-name="P6"><text:tab/>while(1){<text:tab/>k = foo();<text:tab/>if(k == m)<text:tab/>{vvi.push_back(temp);add(vvi.size()-1);}</text:p>
      <text:p text:style-name="P6"><text:tab/>if(pl())break;}</text:p>
      <text:p text:style-name="P6"><text:tab/>if(!vvi.size())cout &lt;&lt; 0;</text:p>
      <text:p text:style-name="P6"><text:tab/>else{<text:tab/>k = vvi.size();rep(i,0,k)if(vvi[i].size()&lt;min){m=i;min=vvi[i].size();}</text:p>
      <text:p text:style-name="P6"><text:tab/>out(m);<text:tab/>}return 0;}</text:p>
      <text:p text:style-name="P14"><text:soft-page-break/><text:span text:style-name="T2">Задача 3.</text:span></text:p>
      <text:p text:style-name="P15"><text:span text:style-name="T2">#define rep(i,k,n) for(int (i) = (k); (i) &lt; (n); (i)++)</text:span></text:p>
      <text:p text:style-name="P15"><text:span text:style-name="T2">#define rrep(i,k,n) for(int (i) = (k); (i) &gt;= (n); (i)--)</text:span></text:p>
      <text:p text:style-name="P15"><text:span text:style-name="T2"/></text:p>
      <text:p text:style-name="P15"><text:span text:style-name="T2"/></text:p>
      <text:p text:style-name="P15"><text:span text:style-name="T2">int n,k=0,m;</text:span></text:p>
      <text:p text:style-name="P15"><text:span text:style-name="T2">vector&lt;int&gt; v, co, temp;</text:span></text:p>
      <text:p text:style-name="P15"><text:span text:style-name="T2">vector&lt;vector&lt;int&gt;&gt; vvi;</text:span></text:p>
      <text:p text:style-name="P15"><text:span text:style-name="T2">string s,g;</text:span></text:p>
      <text:p text:style-name="P15"><text:span text:style-name="T2"/></text:p>
      <text:p text:style-name="P15"><text:span text:style-name="T2">int main(){freopen("input.txt","r", stdin);freopen("output.txt", "w",stdout);</text:span></text:p>
      <text:p text:style-name="P15"><text:span text:style-name="T2"><text:tab/>cin &gt;&gt; n;v = vector&lt;int&gt;(n,0);rep(i,0,n)<text:tab/>cin &gt;&gt; v[i];</text:span></text:p>
      <text:p text:style-name="P15"><text:span text:style-name="T2"><text:tab/>int b = n;rep(i,1,n){if(v[i] == v[0]){if((n-1)%i)continue;<text:tab/>b = (n-1)/i;</text:span></text:p>
      <text:p text:style-name="P15"><text:span text:style-name="T2"><text:tab/><text:tab/>if(b == 1){<text:tab/>cout &lt;&lt; n-1;return 0;}</text:span></text:p>
      <text:p text:style-name="P15"><text:span text:style-name="T2"><text:tab/><text:tab/>rep(j,1,b){<text:tab/>rep(k,0,i)if(v[i*j+k] != v[k]){b = -1;break;}</text:span></text:p>
      <text:p text:style-name="P15"><text:span text:style-name="T2"><text:tab/><text:tab/><text:tab/>if(b&lt;0)break;}if(b&lt;0)continue;cout &lt;&lt; i;return 0;}}</text:span></text:p>
      <text:p text:style-name="P15"><text:span text:style-name="T2"><text:tab/>return 0;}</text:span></text:p>
      <text:p text:style-name="P15"><text:span text:style-name="T2"/></text:p>
      <text:p text:style-name="P14"><text:span text:style-name="T2">3</text:span><text:span text:style-name="T2">. </text:span>Краткие<text:span text:style-name="T2"> </text:span>выводы</text:p>
      <text:p text:style-name="P14">В результате выполнения данной лабораторной работы, были получены и усвоены навыки и умения по использованию процедур полного перебо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creator>kilel </dc:creator>
    <dc:date>2012-04-26T20:55:57</dc:date>
    <meta:print-date>2011-11-11T08:42:00</meta:print-date>
    <meta:editing-cycles>45</meta:editing-cycles>
    <meta:editing-duration>PT13H31M46S</meta:editing-duration>
    <meta:generator>LibreOffice/3.4$Unix LibreOffice_project/340m1$Build-402</meta:generator>
    <meta:document-statistic meta:table-count="0" meta:image-count="0" meta:object-count="0" meta:page-count="3" meta:paragraph-count="83" meta:word-count="559" meta:character-count="3746" meta:non-whitespace-character-count="3165"/>
    <meta:user-defined meta:name="Поле 1"/>
    <meta:user-defined meta:name="Поле 2"/>
    <meta:user-defined meta:name="Поле 3"/>
    <meta:user-defined meta:name="Поле 4"/>
  </office:meta>
</office:document-meta>
</file>